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15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(ов), пора завершать рабочий день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2" office:value-type="string" calcext:value-type="string">
            <text:p>Unchangeable tit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_export_as</text:p>
          </table:table-cell>
          <table:table-cell office:value-type="string" calcext:value-type="string">
            <text:p>Export complete, the file %s saved inside DOWNLOADS folder of your phone.</text:p>
          </table:table-cell>
          <table:table-cell table:style-name="ce11" office:value-type="string" calcext:value-type="string">
            <text:p>הייצוא נשמר בשם \n%s בתיקיית הורדות.</text:p>
          </table:table-cell>
          <table:table-cell office:value-type="string" calcext:value-type="string">
            <text:p>Экспорт завершен, файл %s сохранен в папке DOWNLOADS на вашем телефоне.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жда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11-18T10:46:23.762000000</dc:date>
    <meta:editing-duration>P5DT14H23M24S</meta:editing-duration>
    <meta:editing-cycles>324</meta:editing-cycles>
    <meta:generator>LibreOffice/7.3.4.2$Windows_X86_64 LibreOffice_project/728fec16bd5f605073805c3c9e7c4212a0120dc5</meta:generator>
    <meta:document-statistic meta:table-count="1" meta:cell-count="768" meta:object-count="0"/>
  </office:meta>
</office:document-meta>
</file>